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485" officeooo:paragraph-rsid="00145485"/>
    </style:style>
    <style:style style:name="P2" style:family="paragraph" style:parent-style-name="Standard">
      <style:paragraph-properties fo:text-align="start" style:justify-single-word="false"/>
      <style:text-properties officeooo:rsid="00145485" officeooo:paragraph-rsid="00145485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8bba" officeooo:paragraph-rsid="00148bb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8bba" officeooo:paragraph-rsid="00148bb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975e" officeooo:paragraph-rsid="0015975e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ed5f"/>
    </style:style>
    <style:style style:name="T3" style:family="text">
      <style:text-properties officeooo:rsid="0015975e"/>
    </style:style>
    <style:style style:name="T4" style:family="text">
      <style:text-properties fo:font-weight="normal" officeooo:rsid="0015975e" style:font-weight-asian="normal" style:font-weight-complex="normal"/>
    </style:style>
    <style:style style:name="T5" style:family="text">
      <style:text-properties fo:font-weight="normal" officeooo:rsid="0014ed5f" style:font-weight-asian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2</text:p>
      <text:p text:style-name="P2">Introducing Relational Database</text:p>
      <text:p text:style-name="P2"/>
      <text:p text:style-name="P2">1. Which field of the Customer table is the primary key?</text:p>
      <text:p text:style-name="P3">Ans. Cnum</text:p>
      <text:p text:style-name="P2"/>
      <text:p text:style-name="P2">2. What is the 4<text:span text:style-name="T1">th</text:span> column of the Customer table?</text:p>
      <text:p text:style-name="P3">Ans. Rating</text:p>
      <text:p text:style-name="P3"/>
      <text:p text:style-name="P2">3. What is another word for now? For column?</text:p>
      <text:p text:style-name="P3">Ans. Row- <text:span text:style-name="T2">tuple or entity </text:span>, Column-Attribute.</text:p>
      <text:p text:style-name="P3"/>
      <text:p text:style-name="P2">4. Why isn’t it possible to see the first five rows of a table?</text:p>
      <text:p text:style-name="P3">Ans. <text:span text:style-name="T3">#</text:span><text:span text:style-name="T2">When you insert a row in th</text:span><text:span text:style-name="T3">e table, whenever MySQL finds a free space in DB server HD, it will store the row there (to speed up insert statement)</text:span></text:p>
      <text:p text:style-name="P5"># Rows inside <text:s/>a table are not stored sequentially and in specific order.</text:p>
      <text:p text:style-name="P5"># when you select from table, the order of rows in output depends on the row address, it will be in acscending order of row address.</text:p>
      <text:p text:style-name="P5">#Hence it is not possible to see the first five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57:39.286544041</meta:creation-date>
    <dc:date>2023-09-13T17:42:00.811842553</dc:date>
    <meta:editing-duration>PT20M51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13" meta:word-count="142" meta:character-count="738" meta:non-whitespace-character-count="608"/>
  </office:meta>
</office:document-meta>
</file>